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2050000013D0000013D0B9BDA26DBA70BD78.svg" manifest:media-type="image/svg+xml"/>
  <manifest:file-entry manifest:full-path="Pictures/10000201000000F0000000F058D27A1B457814C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e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volené">
        <draw:frame draw:style-name="gr1" draw:text-style-name="P1" draw:layer="layout" svg:width="1.094cm" svg:height="1.094cm" draw:transform="rotate (-0.123743843966398) translate (27.612cm 0.034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64cm" svg:height="1.388cm" draw:transform="skewX (-0.000698131700797745) rotate (0.0959931088596881) translate (3.834cm 1.11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0.929cm" svg:height="0.858cm" draw:transform="rotate (0.232477856365645) translate (27.601cm 1.16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32cm" svg:height="1.415cm" draw:transform="rotate (0.512079602535136) translate (5.071cm 0.35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33cm" svg:height="1.298cm" draw:transform="rotate (-0.171914931321442) translate (4.022cm -0.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58cm" svg:height="1.436cm" draw:transform="skewX (0.00069813170079775) rotate (-1.34215819478364) translate (1.547cm 2.05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33cm" svg:height="1.414cm" draw:transform="skewX (0.000698131700797774) rotate (2.23524317302914) translate (3.645cm 2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38cm" svg:height="1.273cm" draw:transform="skewX (-0.000872664625997196) rotate (-2.39773332638981) translate (4.178cm 2.366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61cm" svg:height="1.166cm" draw:transform="rotate (-2.75482769134785) translate (7.608cm 2.724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47cm" svg:height="1.359cm" draw:transform="rotate (-0.105592419745658) translate (27.738cm 1.794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3cm" svg:height="1.2cm" draw:transform="rotate (-0.106290551446455) translate (23.407cm 0.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377cm" svg:height="1.273cm" draw:transform="skewX (0.00157079632679498) rotate (-2.85884931476671) translate (1.2cm 2.22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18cm" svg:height="1.033cm" draw:transform="skewX (-0.00104719755119666) rotate (-2.1858503551977) translate (2.547cm 1.595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67cm" svg:height="0.984cm" draw:transform="rotate (-2.30051848705373) translate (11.9cm 1.556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65cm" svg:height="0.984cm" draw:transform="rotate (2.76163447543063) translate (2.135cm 1.60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16cm" svg:height="1.123cm" draw:transform="rotate (0.936020077844559) translate (32.764cm 1.2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53cm" svg:height="1.155cm" draw:transform="skewX (0.000872664625997157) rotate (3.08172786024639) translate (1.551cm 1.52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66cm" svg:height="0.902cm" draw:transform="skewX (0.00104719755119656) rotate (-2.1856758222725) translate (30.351cm -0.27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476cm" svg:height="1.364cm" draw:transform="skewX (-0.00139626340159547) rotate (-1.47445415208481) translate (15.158cm -0.402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06cm" svg:height="1.022cm" draw:transform="rotate (-1.74044233008875) translate (5.994cm 2.17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39cm" svg:height="1.144cm" draw:transform="rotate (0.962898148325272) translate (23.253cm 2.41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7cm" svg:height="1.7cm" draw:transform="rotate (-0.204203522483337) translate (33.745cm 1.2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718cm" svg:height="1.454cm" draw:transform="skewX (-0.000698131700797715) rotate (0.109083078249646) translate (28.333cm 0.78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416cm" svg:height="1.306cm" draw:transform="skewX (0.00069813170079773) rotate (0.118333323285216) translate (32.336cm 1.55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82cm" svg:height="1.183cm" draw:transform="skewX (0.000872664625997168) rotate (0.0385717764690747) translate (8.474cm 2.24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58cm" svg:height="1.438cm" draw:transform="skewX (-0.00139626340159549) rotate (-0.574911455606932) translate (30.192cm -0.2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375cm" svg:height="1.163cm" draw:transform="skewX (-0.00087266462599712) rotate (-1.03847090493663) translate (11.702cm 0.024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58cm" svg:height="1.317cm" draw:transform="rotate (0.265639112153537) translate (11.4cm -0.49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06cm" svg:height="1.02cm" draw:transform="rotate (0.265115513377939) translate (13.269cm -1.034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362cm" svg:height="1.15cm" draw:transform="rotate (2.44764974299685) translate (35.064cm 1.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15cm" svg:height="1.027cm" draw:transform="rotate (2.44764974299685) translate (11.634cm 4.04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406cm" svg:height="1.188cm" draw:transform="skewX (-0.00174532925199429) rotate (1.73363554600597) translate (9.628cm 2.282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04cm" svg:height="1.271cm" draw:transform="rotate (0.7387978723692) translate (8.732cm -0.33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379cm" svg:height="1.165cm" draw:transform="skewX (-0.00174532925199433) rotate (1.98513749121835) translate (10.734cm 1.13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01cm" svg:height="1.015cm" draw:transform="rotate (2.44764974299685) translate (19.25cm 1.98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469cm" svg:height="1.24cm" draw:transform="skewX (0.000872664625997176) rotate (0.214326432144904) translate (16.402cm 1.18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45cm" svg:height="1.305cm" draw:transform="skewX (-0.000698131700797709) rotate (-0.228463599086058) translate (15.195cm 1.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737cm" svg:height="1.468cm" draw:transform="rotate (1.52646496379424) translate (23.556cm 0.635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98cm" svg:height="1.096cm" draw:transform="skewX (0.000872664625997161) rotate (0.719424717672063) translate (20.302cm 2.875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42cm" svg:height="1.05cm" draw:transform="rotate (0.00314159265358979) translate (16.5cm -0.05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13cm" svg:height="1.025cm" draw:transform="rotate (0.282219740047483) translate (15.45cm 1.43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28cm" svg:height="0.868cm" draw:transform="skewX (0.00122173047639601) rotate (1.7865190223414) translate (16.852cm 3.38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458cm" svg:height="1.233cm" draw:transform="rotate (1.99787839475791) translate (19.405cm 0.93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24cm" svg:height="0.95cm" draw:transform="rotate (3.05956217874606) translate (21.047cm 0.87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97cm" svg:height="1.096cm" draw:transform="skewX (0.000872664625997174) rotate (0.0809832772925369) translate (14.32cm 1.10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1cm" svg:height="0.854cm" draw:transform="rotate (-0.303861822772214) translate (12.308cm 1.20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61cm" svg:height="1.319cm" draw:transform="rotate (1.0770426814057) translate (17.299cm 2.775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24cm" svg:height="0.95cm" draw:transform="rotate (2.64399928384621) translate (22.547cm 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24cm" svg:height="0.95cm" draw:transform="rotate (-2.80701303598248) translate (21.727cm 1.36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86cm" svg:height="1.086cm" draw:transform="skewX (-0.000872664625997164) rotate (1.55997528543253) translate (19.527cm 2.02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85cm" svg:height="1.34cm" draw:transform="skewX (0.000698131700797717) rotate (2.00939756782107) translate (33.673cm 0.65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92cm" svg:height="1.092cm" draw:transform="rotate (2.86879769150308) translate (22.071cm 0.93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92cm" svg:height="1.006cm" draw:transform="skewX (-0.00104719755119658) rotate (0.0815068760681352) translate (11.2cm 1.79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11cm" svg:height="0.854cm" draw:transform="skewX (-0.00122173047639603) rotate (0.0811578102177363) translate (12cm 2.382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428cm" svg:height="1.209cm" draw:transform="rotate (1.24668868469955) translate (24.7cm 1.254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0.877cm" svg:height="0.742cm" draw:transform="skewX (0.00139626340159551) rotate (1.24686321762475) translate (24.518cm 2.16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61cm" svg:height="1.067cm" draw:transform="rotate (1.24721228347515) translate (26.687cm 2.496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61cm" svg:height="0.981cm" draw:transform="rotate (1.24633961884915) translate (6.9cm 0.5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07cm" svg:height="0.936cm" draw:transform="rotate (-2.5242696971594) translate (14.344cm 1.26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397cm" svg:height="1.288cm" draw:transform="skewX (0.000698131700797699) rotate (-2.07100769041647) translate (0.9cm -0.226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44cm" svg:height="1.426cm" draw:transform="skewX (-0.00139626340159546) rotate (1.60971716911437) translate (22.311cm 2.2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66cm" svg:height="0.902cm" draw:transform="skewX (0.00104719755119656) rotate (-2.1856758222725) translate (25.951cm 2.42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76cm" svg:height="1.178cm" draw:transform="rotate (0.216420827247297) translate (31.001cm 1.474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66cm" svg:height="0.902cm" draw:transform="skewX (0.0010471975511966) rotate (-3.11471458310908) translate (33.089cm 3.302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66cm" svg:height="0.902cm" draw:transform="skewX (0.00104719755119662) rotate (-1.84359128888161) translate (6.456cm 1.37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66cm" svg:height="0.902cm" draw:transform="skewX (0.0010471975511966) rotate (-3.11471458310908) translate (23.766cm 3.07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66cm" svg:height="0.902cm" draw:transform="skewX (0.0010471975511966) rotate (-3.11471458310908) translate (1.9cm 0.27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16cm" svg:height="1.123cm" draw:transform="rotate (0.774751654960283) translate (9.545cm 2.55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Vyplnené" draw:style="linear" draw:start-color="#ffffff" draw:end-color="#cccccc" draw:start-intensity="100%" draw:end-intensity="100%" draw:angle="300" draw:border="0%"/>
    <draw:gradient draw:name="Vyplnené_20_modré" draw:display-name="Vyplnené modré" draw:style="linear" draw:start-color="#729fcf" draw:end-color="#355269" draw:start-intensity="100%" draw:end-intensity="100%" draw:angle="300" draw:border="0%"/>
    <draw:gradient draw:name="Vyplnené_20_zelené" draw:display-name="Vyplnené zelené" draw:style="linear" draw:start-color="#77bc65" draw:end-color="#127622" draw:start-intensity="100%" draw:end-intensity="100%" draw:angle="300" draw:border="0%"/>
    <draw:gradient draw:name="Vyplnené_20_červené" draw:display-name="Vyplnené červené" draw:style="linear" draw:start-color="#ff6d6d" draw:end-color="#c9211e" draw:start-intensity="100%" draw:end-intensity="100%" draw:angle="300" draw:border="0%"/>
    <draw:gradient draw:name="Vyplnené_20_žlté" draw:display-name="Vyplnené žlté" draw:style="linear" draw:start-color="#ffde59" draw:end-color="#b47804" draw:start-intensity="100%" draw:end-intensity="100%" draw:angle="300" draw:border="0%"/>
    <draw:gradient draw:name="Útvary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sk" fo:country="non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cm" fo:page-height="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27T14:36:35.557000000</meta:creation-date>
    <dc:date>2021-08-27T14:59:40.800000000</dc:date>
    <meta:editing-duration>PT5M31S</meta:editing-duration>
    <meta:editing-cycles>2</meta:editing-cycles>
    <meta:generator>LibreOffice/6.2.5.2$Windows_x86 LibreOffice_project/1ec314fa52f458adc18c4f025c545a4e8b22c159</meta:generator>
    <meta:document-statistic meta:object-count="68"/>
  </office:meta>
</office:document-meta>
</file>